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82cm" draw:z-index="0"><draw:image xlink:href="../../odt/images/0152.png" xlink:type="simple" xlink:show="embed" xlink:actuate="onLoad"/></draw:frame></text:p>
          </table:table-cell>
          <table:table-cell table:style-name="Table1.B1" office:value-type="string">
            <text:h text:style-name="P4" text:outline-level="1">Запоминание значения сигналов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24cm" draw:z-index="0"><draw:image xlink:href="../../odt/images/015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запоминание сигнала <text:span text:style-name="T3">(</text:span><text:span text:style-name="T4">сигналов)</text:span> по следующему алгоритму:</text:p>
            <text:p text:style-name="P6"><draw:frame draw:style-name="fr3" draw:name="Объект1" text:anchor-type="as-char" svg:width="12.342cm" svg:height="0.621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Объект2" text:anchor-type="as-char" svg:width="3.087cm" svg:height="0.62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– <text:span text:style-name="T3">i-</text:span><text:span text:style-name="T4">ые элементы первого и </text:span>второго <text:span text:style-name="T5">векторных</text:span> входных сигналов,<draw:frame draw:style-name="fr3" draw:name="Объект3" text:anchor-type="as-char" svg:width="1.182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– <text:span text:style-name="T3">i-</text:span><text:span text:style-name="T4">ый элемент </text:span><text:span text:style-name="T5">векторного</text:span> <text:span text:style-name="T4">выходного</text:span> сигнала.</text:p>
            <text:p text:style-name="P5">Другими словами, если на второй вход подается ненулевой сигнал, то значение сигнала на выходе равно значению сигнала на первом входе.</text:p>
            <text:p text:style-name="P5">При нулевом сигнале на втором входе блок «запоминает» значение первого входа и далее выход не меняется (до очередного момента времени, когда на второй вход снова начнет поступать положительный сигнал).</text:p>
            <text:p text:style-name="Text_20_body"><text:span text:style-name="T2">Свойства</text:span><text:span text:style-name="T1">: для работы блока свойства задавать не требуетс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значения сигналов</dc:title>
    <dc:date>2012-03-30T11:51:47.90</dc:date>
    <meta:generator>OpenOffice_Beta/4.1.0$Win32 OpenOffice.org_project/410m14$Build-9760</meta:generator>
    <meta:editing-duration>PT5H54M54S</meta:editing-duration>
    <meta:editing-cycles>127</meta:editing-cycles>
    <meta:document-statistic meta:table-count="1" meta:image-count="2" meta:object-count="3" meta:page-count="1" meta:paragraph-count="12" meta:word-count="92" meta:character-count="63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 mathvariant="italic">Если</mi>
      <mi/>
      <msub>
        <mi>u</mi>
        <mrow>
          <mn>2,</mn>
          <mi>i</mi>
        </mrow>
      </msub>
      <mrow>
        <mrow>
          <mo stretchy="false">(</mo>
          <mrow>
            <mi>t</mi>
          </mrow>
          <mo stretchy="false">)</mo>
        </mrow>
        <mo stretchy="false">&gt;</mo>
        <mn>0</mn>
      </mrow>
      <mi/>
      <mi mathvariant="italic">то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u</mi>
          <mrow>
            <mn>1,</mn>
            <mi>i</mi>
          </mrow>
        </msub>
      </mrow>
      <mrow>
        <mo stretchy="false">(</mo>
        <mrow>
          <mi>t</mi>
        </mrow>
        <mo stretchy="false">)</mo>
      </mrow>
      <mi/>
      <mi mathvariant="italic">иначе</mi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sub>
          <mi>y</mi>
          <mi>i</mi>
        </msub>
      </mrow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Если ~ u_{2,i}(t) &gt; 0 ~ то ~ y_i(t) = u_{1,i}(t) ~ иначе ~ y_i(t) = y_i(t - %DELTA t)</annotation>
  </semantics>
</math>
</file>

<file path=Object 2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 ~ u_{2,i}(t)</annotation>
  </semantics>
</math>
</file>

<file path=Object 3/content.xml><?xml version="1.0" encoding="utf-8"?>
<math xmlns="http://www.w3.org/1998/Math/MathML">
  <semantics>
    <mrow>
      <msub>
        <mi>y</mi>
        <mrow>
          <mi>i</mi>
        </mrow>
      </msub>
      <mrow>
        <mo stretchy="false">(</mo>
        <mrow>
          <mi>t</mi>
        </mrow>
        <mo stretchy="false">)</mo>
      </mrow>
    </mrow>
    <annotation encoding="StarMath 5.0">y_{i}(t)</annotation>
  </semantics>
</math>
</file>